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4.5354in" table:align="left"/>
    </style:style>
    <style:style style:name="Table2.A" style:family="table-column">
      <style:table-column-properties style:column-width="1.4632in"/>
    </style:style>
    <style:style style:name="Table2.B" style:family="table-column">
      <style:table-column-properties style:column-width="3.072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Heading_20_2">
      <style:text-properties officeooo:paragraph-rsid="0001b904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cture 13: Exceptions &amp; Assertions (2-Hour Interactive Session)</text:h>
      <text:h text:style-name="Heading_20_3" text:outline-level="3">🧠 Lecture Objectives:</text:h>
      <text:p text:style-name="Text_20_body">By the end of this session, students will:</text:p>
      <text:list text:style-name="L1">
        <text:list-item>
          <text:p text:style-name="P1">Understand what exceptions are and why they matter.</text:p>
        </text:list-item>
        <text:list-item>
          <text:p text:style-name="P1">Learn how to handle exceptions using <text:span text:style-name="Source_20_Text">try</text:span>, <text:span text:style-name="Source_20_Text">except</text:span>, <text:span text:style-name="Source_20_Text">else</text:span>, and <text:span text:style-name="Source_20_Text">finally</text:span>.</text:p>
        </text:list-item>
        <text:list-item>
          <text:p text:style-name="P1">Use specific exception types like <text:span text:style-name="Source_20_Text">ValueError</text:span>, <text:span text:style-name="Source_20_Text">ZeroDivisionError</text:span>, etc.</text:p>
        </text:list-item>
        <text:list-item>
          <text:p text:style-name="P1">Learn what assertions are and how they help during development.</text:p>
        </text:list-item>
        <text:list-item>
          <text:p text:style-name="P1">Practice writing robust code that does not crash with bad input.</text:p>
        </text:list-item>
        <text:list-item>
          <text:p text:style-name="P1">Apply these concepts to real-world scenarios like grading systems, calculators, and input validation.</text:p>
        </text:list-item>
      </text:list>
      <text:p text:style-name="Horizontal_20_Line"/>
      <text:h text:style-name="Heading_20_2" text:outline-level="2"/>
      <text:h text:style-name="Heading_20_2" text:outline-level="2">📌 Part 1: Understanding Errors in Real Life (0–10 mins)</text:h>
      <text:p text:style-name="Text_20_body"><text:span text:style-name="Strong_20_Emphasis">Ask students:</text:span></text:p>
      <text:p text:style-name="Quotations">Have you ever clicked something and your app "crashed"?</text:p>
      <text:p text:style-name="Text_20_body">Just like humans make mistakes, computers do too.</text:p>
      <text:h text:style-name="Heading_20_3" text:outline-level="3">Example:</text:h>
      <text:p text:style-name="Preformatted_20_Text"/>
      <text:p text:style-name="P2"><text:span text:style-name="Source_20_Text">x = "5"</text:span></text:p>
      <text:p text:style-name="P3"><text:span text:style-name="Source_20_Text">print(x + 1)</text:span></text:p>
      <text:p text:style-name="Text_20_body"><text:span text:style-name="Strong_20_Emphasis">Error:</text:span> <text:span text:style-name="Source_20_Text">TypeError: can only concatenate str (not "int") to str</text:span></text:p>
      <text:p text:style-name="Text_20_body">💡 <text:span text:style-name="Strong_20_Emphasis">Explanation:</text:span> Python can't mix strings and numbers without instructions.</text:p>
      <text:p text:style-name="Horizontal_20_Line"/>
      <text:h text:style-name="P4" text:outline-level="2"><text:soft-page-break/>🛠️ </text:h>
      <text:h text:style-name="P4" text:outline-level="2">Part 2: Handling Exceptions with Try/Except (10–30 mins)</text:h>
      <text:h text:style-name="Heading_20_3" text:outline-level="3">📍 Why Use Try/Except?</text:h>
      <text:p text:style-name="Text_20_body">So our program doesn’t break when unexpected stuff happens.</text:p>
      <text:h text:style-name="Heading_20_3" text:outline-level="3">🧪 Example 1:</text:h>
      <text:p text:style-name="Preformatted_20_Text"/>
      <text:p text:style-name="P2"><text:span text:style-name="Source_20_Text">def divide(a, b):</text:span></text:p>
      <text:p text:style-name="P5"><text:span text:style-name="Source_20_Text"><text:s text:c="4"/>try:</text:span></text:p>
      <text:p text:style-name="P5"><text:span text:style-name="Source_20_Text"><text:s text:c="8"/>return a / b</text:span></text:p>
      <text:p text:style-name="P5"><text:span text:style-name="Source_20_Text"><text:s text:c="4"/>except:</text:span></text:p>
      <text:p text:style-name="P3"><text:span text:style-name="Source_20_Text"><text:s text:c="8"/>return "Oops! Something went wrong."</text:span></text:p>
      <text:p text:style-name="Text_20_body"><text:span text:style-name="Strong_20_Emphasis">Real-world analogy:</text:span> Asking a friend to divide a cake (but not telling them one slice is zero!).</text:p>
      <text:h text:style-name="Heading_20_3" text:outline-level="3">✅ Exercise 1:</text:h>
      <text:p text:style-name="Preformatted_20_Text"/>
      <text:p text:style-name="P2"><text:span text:style-name="Source_20_Text">def safe_divide(a, b):</text:span></text:p>
      <text:p text:style-name="P5"><text:span text:style-name="Source_20_Text"><text:s text:c="4"/>try:</text:span></text:p>
      <text:p text:style-name="P5"><text:span text:style-name="Source_20_Text"><text:s text:c="8"/>return a / b</text:span></text:p>
      <text:p text:style-name="P5"><text:span text:style-name="Source_20_Text"><text:s text:c="4"/>except ZeroDivisionError:</text:span></text:p>
      <text:p text:style-name="P5"><text:span text:style-name="Source_20_Text"><text:s text:c="8"/>return "Can't divide by zero!"</text:span></text:p>
      <text:p text:style-name="P5"><text:span text:style-name="Source_20_Text"><text:s text:c="4"/>except TypeError:</text:span></text:p>
      <text:p text:style-name="P3"><text:span text:style-name="Source_20_Text"><text:s text:c="8"/>return "Inputs must be numbers."</text:span></text:p>
      <text:p text:style-name="Text_20_body">🔍 Try with:</text:p>
      <text:p text:style-name="Preformatted_20_Text"/>
      <text:p text:style-name="P2"><text:span text:style-name="Source_20_Text">print(safe_divide(10, 2)) <text:s text:c="5"/># 5.0</text:span></text:p>
      <text:p text:style-name="P5"><text:span text:style-name="Source_20_Text">print(safe_divide(10, 0)) <text:s text:c="5"/># Can't divide by zero!</text:span></text:p>
      <text:p text:style-name="P3"><text:span text:style-name="Source_20_Text">print(safe_divide(10, 'a')) <text:s text:c="3"/># Inputs must be numbers.</text:span></text:p>
      <text:p text:style-name="Horizontal_20_Line"/>
      <text:h text:style-name="Heading_20_2" text:outline-level="2">⚙️ Part 3: Handling Specific Exceptions (30–45 mins)</text:h>
      <text:p text:style-name="P2"><text:span text:style-name="Source_20_Text">try:</text:span></text:p>
      <text:p text:style-name="P5"><text:span text:style-name="Source_20_Text"><text:s text:c="4"/>num = int(input("Enter a number: "))</text:span></text:p>
      <text:p text:style-name="P5"><text:span text:style-name="Source_20_Text"><text:s text:c="4"/>print(10 / num)</text:span></text:p>
      <text:p text:style-name="P5"><text:span text:style-name="Source_20_Text">except ValueError:</text:span></text:p>
      <text:p text:style-name="P5"><text:span text:style-name="Source_20_Text"><text:s text:c="4"/>print("That's not a number!")</text:span></text:p>
      <text:p text:style-name="P5"><text:span text:style-name="Source_20_Text">except ZeroDivisionError:</text:span></text:p>
      <text:p text:style-name="P5"><text:span text:style-name="Source_20_Text"><text:s text:c="4"/>print("You can't divide by zero.")</text:span></text:p>
      <text:p text:style-name="P5"><text:span text:style-name="Source_20_Text">except Exception as e:</text:span></text:p>
      <text:p text:style-name="P3"><text:span text:style-name="Source_20_Text"><text:s text:c="4"/>print("Something went wrong:", e)</text:span></text:p>
      <text:p text:style-name="Text_20_body">✅ <text:span text:style-name="Strong_20_Emphasis">Practice:</text:span> Write a function that asks for two numbers and divides them safely.</text:p>
      <text:p text:style-name="Horizontal_20_Line"/>
      <text:h text:style-name="Heading_20_2" text:outline-level="2"><text:soft-page-break/>🚨 Part 4: Raising Errors Yourself (45–60 mins)</text:h>
      <text:p text:style-name="Text_20_body">Sometimes you want to raise your own errors to stop bad behavior.</text:p>
      <text:p text:style-name="Preformatted_20_Text"/>
      <text:p text:style-name="P2"><text:span text:style-name="Source_20_Text">def validate_age(age):</text:span></text:p>
      <text:p text:style-name="P5"><text:span text:style-name="Source_20_Text"><text:s text:c="4"/>if age &lt; 0:</text:span></text:p>
      <text:p text:style-name="P5"><text:span text:style-name="Source_20_Text"><text:s text:c="8"/>raise ValueError("Age can't be negative!")</text:span></text:p>
      <text:p text:style-name="P3"><text:span text:style-name="Source_20_Text"><text:s text:c="4"/>return age</text:span></text:p>
      <text:p text:style-name="Text_20_body">💡 <text:span text:style-name="Strong_20_Emphasis">Real-world:</text:span> A user can't have a negative age in a school registration system.</text:p>
      <text:p text:style-name="Horizontal_20_Line"/>
      <text:h text:style-name="Heading_20_2" text:outline-level="2">🧪 Part 5: Assertions — Your Debugging Friend (60–75 mins)</text:h>
      <text:h text:style-name="Heading_20_3" text:outline-level="3">What is an Assertion?</text:h>
      <text:p text:style-name="Text_20_body">Think of it as a security guard checking, "Is everything okay?" If not, it throws an error.</text:p>
      <text:p text:style-name="Preformatted_20_Text"/>
      <text:p text:style-name="P2"><text:span text:style-name="Source_20_Text">def average(grades):</text:span></text:p>
      <text:p text:style-name="P5"><text:span text:style-name="Source_20_Text"><text:s text:c="4"/>assert len(grades) != 0, "No grades provided!"</text:span></text:p>
      <text:p text:style-name="P3"><text:span text:style-name="Source_20_Text"><text:s text:c="4"/>return sum(grades) / len(grades)</text:span></text:p>
      <text:p text:style-name="Text_20_body">✅ <text:span text:style-name="Strong_20_Emphasis">Practice:</text:span> Add assertions to a calculator that only accepts positive numbers.</text:p>
      <text:p text:style-name="Horizontal_20_Line"/>
      <text:h text:style-name="Heading_20_2" text:outline-level="2">🧪 Part 6: Lab — Student Grading System (75–90 mins)</text:h>
      <text:h text:style-name="Heading_20_3" text:outline-level="3">Task:</text:h>
      <text:p text:style-name="Text_20_body">Write a function <text:span text:style-name="Source_20_Text">get_stats</text:span> that:</text:p>
      <text:list text:style-name="L2">
        <text:list-item>
          <text:p text:style-name="P6">Accepts a list of students: <text:span text:style-name="Source_20_Text">[["John", [100, 90]], ["Mary", []]]</text:span></text:p>
        </text:list-item>
        <text:list-item>
          <text:p text:style-name="P6">Calculates the average</text:p>
        </text:list-item>
        <text:list-item>
          <text:p text:style-name="P6">If no grades, either:</text:p>
          <text:list>
            <text:list-item>
              <text:p text:style-name="P6">Prints a warning, or</text:p>
            </text:list-item>
            <text:list-item>
              <text:p text:style-name="P6">Returns 0.0, or</text:p>
            </text:list-item>
            <text:list-item>
              <text:p text:style-name="P6">Raises an error</text:p>
            </text:list-item>
          </text:list>
        </text:list-item>
      </text:list>
      <text:p text:style-name="Preformatted_20_Text"/>
      <text:p text:style-name="P2"><text:span text:style-name="Source_20_Text">def avg(grades):</text:span></text:p>
      <text:p text:style-name="P5"><text:span text:style-name="Source_20_Text"><text:s text:c="4"/>try:</text:span></text:p>
      <text:p text:style-name="P5"><text:span text:style-name="Source_20_Text"><text:s text:c="8"/>return sum(grades) / len(grades)</text:span></text:p>
      <text:p text:style-name="P5"><text:span text:style-name="Source_20_Text"><text:s text:c="4"/>except ZeroDivisionError:</text:span></text:p>
      <text:p text:style-name="P5"><text:span text:style-name="Source_20_Text"><text:s text:c="8"/>print("No grades found")</text:span></text:p>
      <text:p text:style-name="P3"><text:span text:style-name="Source_20_Text"><text:s text:c="8"/>return 0.0</text:span></text:p>
      <text:p text:style-name="Text_20_body"><text:soft-page-break/>✅ <text:span text:style-name="Strong_20_Emphasis">Upgrade:</text:span> Try versions using assertions too.</text:p>
      <text:p text:style-name="Horizontal_20_Line"/>
      <text:h text:style-name="Heading_20_2" text:outline-level="2">🤝 Part 7: Pair Programming Practice (90–115 mins)</text:h>
      <text:h text:style-name="Heading_20_3" text:outline-level="3">Task 1: Word Length Sum with Error Handling</text:h>
      <text:p text:style-name="Preformatted_20_Text">python</text:p>
      <text:p text:style-name="Preformatted_20_Text">CopyEdit</text:p>
      <text:p text:style-name="P2"><text:span text:style-name="Source_20_Text">def sum_str_lengths(L):</text:span></text:p>
      <text:p text:style-name="P5"><text:span text:style-name="Source_20_Text"><text:s text:c="4"/>"""</text:span></text:p>
      <text:p text:style-name="P5"><text:span text:style-name="Source_20_Text"><text:s text:c="4"/>L is a list of strings or sublists of strings</text:span></text:p>
      <text:p text:style-name="P5"><text:span text:style-name="Source_20_Text"><text:s text:c="4"/>Returns total character count or raises ValueError</text:span></text:p>
      <text:p text:style-name="P5"><text:span text:style-name="Source_20_Text"><text:s text:c="4"/>"""</text:span></text:p>
      <text:p text:style-name="P5"><text:span text:style-name="Source_20_Text"><text:s text:c="4"/>total = 0</text:span></text:p>
      <text:p text:style-name="P5"><text:span text:style-name="Source_20_Text"><text:s text:c="4"/>for item in L:</text:span></text:p>
      <text:p text:style-name="P5"><text:span text:style-name="Source_20_Text"><text:s text:c="8"/>if isinstance(item, str):</text:span></text:p>
      <text:p text:style-name="P5"><text:span text:style-name="Source_20_Text"><text:s text:c="12"/>total += len(item)</text:span></text:p>
      <text:p text:style-name="P5"><text:span text:style-name="Source_20_Text"><text:s text:c="8"/>elif isinstance(item, list):</text:span></text:p>
      <text:p text:style-name="P5"><text:span text:style-name="Source_20_Text"><text:s text:c="12"/>for subitem in item:</text:span></text:p>
      <text:p text:style-name="P5"><text:span text:style-name="Source_20_Text"><text:s text:c="16"/>if isinstance(subitem, str):</text:span></text:p>
      <text:p text:style-name="P5"><text:span text:style-name="Source_20_Text"><text:s text:c="20"/>total += len(subitem)</text:span></text:p>
      <text:p text:style-name="P5"><text:span text:style-name="Source_20_Text"><text:s text:c="16"/>else:</text:span></text:p>
      <text:p text:style-name="P5"><text:span text:style-name="Source_20_Text"><text:s text:c="20"/>raise ValueError("Invalid sublist item")</text:span></text:p>
      <text:p text:style-name="P5"><text:span text:style-name="Source_20_Text"><text:s text:c="8"/>else:</text:span></text:p>
      <text:p text:style-name="P5"><text:span text:style-name="Source_20_Text"><text:s text:c="12"/>raise ValueError("Invalid top-level item")</text:span></text:p>
      <text:p text:style-name="P3"><text:span text:style-name="Source_20_Text"><text:s text:c="4"/>return total</text:span></text:p>
      <text:h text:style-name="Heading_20_3" text:outline-level="3">Try it:</text:h>
      <text:p text:style-name="Preformatted_20_Text">python</text:p>
      <text:p text:style-name="Preformatted_20_Text">CopyEdit</text:p>
      <text:p text:style-name="P2"><text:span text:style-name="Source_20_Text">print(sum_str_lengths(["abc", ["de", "f"]])) <text:s text:c="5"/># 6</text:span></text:p>
      <text:p text:style-name="P3"><text:span text:style-name="Source_20_Text">print(sum_str_lengths([12, ["de", "f"]])) <text:s text:c="8"/># raises error</text:span></text:p>
      <text:p text:style-name="Horizontal_20_Line"/>
      <text:h text:style-name="Heading_20_2" text:outline-level="2">🎯 Part 8: Wrap-Up + Q&amp;A (115–120 mins)</text:h>
      <text:p text:style-name="Text_20_body"><text:span text:style-name="Strong_20_Emphasis">Quick Recap:</text:span></text:p>
      <text:list text:style-name="L3">
        <text:list-item>
          <text:p text:style-name="P7">Exceptions handle errors without crashing your app.</text:p>
        </text:list-item>
        <text:list-item>
          <text:p text:style-name="P7">Assertions help catch logic bugs early.</text:p>
        </text:list-item>
        <text:list-item>
          <text:p text:style-name="P7">Use specific exception types for better control.</text:p>
        </text:list-item>
        <text:list-item>
          <text:p text:style-name="P7">Write safe, defensive code — it matters in real-life systems.</text:p>
        </text:list-item>
      </text:list>
      <text:p text:style-name="Horizontal_20_Line"/>
      <text:h text:style-name="Heading_20_2" text:outline-level="2"><text:soft-page-break/>✏️ Homework Suggestions:</text:h>
      <text:list text:style-name="L4">
        <text:list-item>
          <text:p text:style-name="P8">Rewrite your calculator with <text:span text:style-name="Source_20_Text">try</text:span>, <text:span text:style-name="Source_20_Text">except</text:span>, and <text:span text:style-name="Source_20_Text">assert</text:span>.</text:p>
        </text:list-item>
        <text:list-item>
          <text:p text:style-name="P8">Practice writing functions that:</text:p>
          <text:list>
            <text:list-item>
              <text:p text:style-name="P8">Handle user input safely.</text:p>
            </text:list-item>
            <text:list-item>
              <text:p text:style-name="P8">Use <text:span text:style-name="Source_20_Text">assert</text:span> to ensure clean inputs.</text:p>
            </text:list-item>
            <text:list-item>
              <text:p text:style-name="P8">Use <text:span text:style-name="Source_20_Text">raise</text:span> to control bad inputs.</text:p>
            </text:list-item>
          </text:list>
        </text:list-item>
      </text:list>
      <text:p text:style-name="Horizontal_20_Line"/>
      <text:h text:style-name="Heading_20_2" text:outline-level="2">🧠 Real-World Application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Application</text:p>
            </table:table-cell>
            <table:table-cell table:style-name="Table2.A1" office:value-type="string">
              <text:p text:style-name="Table_20_Heading">Use of Exceptions</text:p>
            </table:table-cell>
          </table:table-row>
        </table:table-header-rows>
        <table:table-row>
          <table:table-cell table:style-name="Table2.A1" office:value-type="string">
            <text:p text:style-name="Table_20_Contents">Login System</text:p>
          </table:table-cell>
          <table:table-cell table:style-name="Table2.A1" office:value-type="string">
            <text:p text:style-name="Table_20_Contents">Catch wrong passwords, lock after 3 tries</text:p>
          </table:table-cell>
        </table:table-row>
        <table:table-row>
          <table:table-cell table:style-name="Table2.A1" office:value-type="string">
            <text:p text:style-name="Table_20_Contents">Payment Portal</text:p>
          </table:table-cell>
          <table:table-cell table:style-name="Table2.A1" office:value-type="string">
            <text:p text:style-name="Table_20_Contents">Handle failed transactions or timeout errors</text:p>
          </table:table-cell>
        </table:table-row>
        <table:table-row>
          <table:table-cell table:style-name="Table2.A1" office:value-type="string">
            <text:p text:style-name="Table_20_Contents">Data Science Scripts</text:p>
          </table:table-cell>
          <table:table-cell table:style-name="Table2.A1" office:value-type="string">
            <text:p text:style-name="Table_20_Contents">Stop if input files are missing or corrupted</text:p>
          </table:table-cell>
        </table:table-row>
        <table:table-row>
          <table:table-cell table:style-name="Table2.A1" office:value-type="string">
            <text:p text:style-name="Table_20_Contents">API Integration</text:p>
          </table:table-cell>
          <table:table-cell table:style-name="Table2.A1" office:value-type="string">
            <text:p text:style-name="Table_20_Contents">Catch connection errors or invalid responses</text:p>
          </table:table-cell>
        </table:table-row>
      </table:table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2:20:41.763840002</meta:creation-date>
    <dc:date>2025-07-04T00:26:56.285801832</dc:date>
    <meta:editing-duration>PT11H1M43S</meta:editing-duration>
    <meta:editing-cycles>3</meta:editing-cycles>
    <meta:generator>LibreOffice/24.8.7.2$Linux_X86_64 LibreOffice_project/480$Build-2</meta:generator>
    <meta:document-statistic meta:table-count="1" meta:image-count="0" meta:object-count="0" meta:page-count="5" meta:paragraph-count="132" meta:word-count="690" meta:character-count="4564" meta:non-whitespace-character-count="3709"/>
  </office:meta>
</office:document-meta>
</file>